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)" office:value-type="float" office:value="35200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84800">
            <text:p>848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-2100">
            <text:p>-210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7500">
            <text:p>7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table:number-columns-repeated="2"/>
          <table:table-cell table:style-name="ce2" table:formula="of:=SUM([.B34:.F34])" office:value-type="float" office:value="22900">
            <text:p>22900</text:p>
          </table:table-cell>
          <table:table-cell table:formula="of:=SUM([.B53:.F53])" office:value-type="float" office:value="1192.69005847953">
            <text:p>1192.690058479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1192.69005847953">
            <text:p>1192.690058479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B53:.F53])" office:value-type="float" office:value="1192.69005847953">
            <text:p>1192.690058479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5">
          <table:table-cell/>
          <table:table-cell table:number-columns-repeated="2" office:value-type="string">
            <text:p>+Mariam</text:p>
          </table:table-cell>
          <table:table-cell table:style-name="ce3" office:value-type="string">
            <text:p>-Serjoja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1192.69005847953">
            <text:p>1192.690058479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+Gayane</text:p>
          </table:table-cell>
          <table:table-cell table:number-columns-repeated="2"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B53:.F53])" office:value-type="float" office:value="1192.69005847953">
            <text:p>1192.690058479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office:value-type="string">
            <text:p>-Gena</text:p>
          </table:table-cell>
          <table:table-cell/>
          <table:table-cell table:formula="of:=SUM([.C53:.F53])" office:value-type="float" office:value="764.912280701754">
            <text:p>764.9122807018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859.356725146199">
            <text:p>859.3567251462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1192.69005847953">
            <text:p>1192.690058479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1192.69005847953">
            <text:p>1192.69005847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19" office:value-type="float" office:value="431.578947368421">
            <text:p>431.5789473684</text:p>
          </table:table-cell>
          <table:table-cell table:formula="of:=[.E34]/21" office:value-type="float" office:value="0">
            <text:p>0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:.F53])" office:value-type="float" office:value="764.912280701754">
            <text:p>764.912280701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431.578947368421">
            <text:p>431.5789473684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D53])" office:value-type="float" office:value="1192.69005847953">
            <text:p>1192.69005847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92.69005847953">
            <text:p>1192.690058479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431.578947368421">
            <text:p>431.5789473684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1])" office:value-type="float" office:value="24194.7368421053">
            <text:p>24194.7368421053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11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6T11:10:38</dc:date>
    <meta:editing-duration>P5DT13H45S</meta:editing-duration>
    <meta:editing-cycles>2056</meta:editing-cycles>
    <meta:generator>OpenOffice/4.1.1$Unix OpenOffice.org_project/411m6$Build-9775</meta:generator>
    <dc:creator>Hasmik Dabaghyan</dc:creator>
    <meta:document-statistic meta:table-count="12" meta:cell-count="4963" meta:object-count="0"/>
  </office:meta>
</office:document-meta>
</file>